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164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164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164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164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164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164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164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164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164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164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164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164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164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164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164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164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164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alentina Alexandra Marcano Caraba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6/6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29606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ndreina Isabel  Caraballo Nogu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87530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33.98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81" meta:non-whitespace-character-count="1013"/>
    <meta:template xlink:type="simple" xlink:actuate="onRequest" xlink:title="Normal" xlink:href=""/>
  </office:meta>
</office:document-meta>
</file>